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8701in"/>
    </style:style>
    <style:style style:name="co3" style:family="table-column">
      <style:table-column-properties fo:break-before="auto" style:column-width="3.1409in"/>
    </style:style>
    <style:style style:name="co4" style:family="table-column">
      <style:table-column-properties fo:break-before="auto" style:column-width="9.070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3" office:value-type="string" calcext:value-type="string" table:number-columns-spanned="5" table:number-rows-spanned="1">
            <text:p>PARTS LIST</text:p>
          </table:table-cell>
          <table:covered-table-cell table:style-name="ce4"/>
          <table:covered-table-cell table:style-name="ce6"/>
          <table:covered-table-cell table:number-columns-repeated="2" table:style-name="ce4"/>
          <table:table-cell table:number-columns-repeated="3"/>
        </table:table-row>
        <table:table-row table:style-name="ro2">
          <table:table-cell table:style-name="ce3"/>
          <table:table-cell table:style-name="ce4"/>
          <table:table-cell table:style-name="ce6" office:value-type="string" calcext:value-type="string">
            <text:p>CODE</text:p>
          </table:table-cell>
          <table:table-cell table:style-name="ce4" office:value-type="string" calcext:value-type="string">
            <text:p>URL</text:p>
          </table:table-cell>
          <table:table-cell table:style-name="ce5" office:value-type="string" calcext:value-type="string">
            <text:p>no of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_re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Pin Male DB25 D-Sub Connector Right Angle with Screw Pitch 2.77mm</text:p>
          </table:table-cell>
          <table:table-cell/>
          <table:table-cell office:value-type="string" calcext:value-type="string">
            <text:p>https://www.electronicscomp.com/db25-male-right-angle-connector?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F5]*[.E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Type-A Female Connector </text:p>
          </table:table-cell>
          <table:table-cell/>
          <table:table-cell office:value-type="string" calcext:value-type="string">
            <text:p>https://quartzcomponents.com/products/usb-type-a-female-connector-blu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6]*[.E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 pin JST XH 2.5mm Top Entry Header</text:p>
          </table:table-cell>
          <table:table-cell/>
          <table:table-cell office:value-type="string" calcext:value-type="string">
            <text:p>https://www.sunrom.com/p/4-pin-jst-xh-25mm-top-entry-header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F7]*[.E7]"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P 5mm 10A Screw Terminal Heavy</text:p>
          </table:table-cell>
          <table:table-cell/>
          <table:table-cell office:value-type="string" calcext:value-type="string">
            <text:p>https://www.sunrom.com/p/3p-5mm-10a-screw-terminal-heav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F8]*[.E8]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9]*[.E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i Jumper Short Circuit Cap Yellow 2Pin 2.54mm</text:p>
          </table:table-cell>
          <table:table-cell/>
          <table:table-cell office:value-type="string" calcext:value-type="string">
            <text:p>https://evelta.com/mini-jumper-short-circuit-cap-yellow-2pin-2-54mm-h6-5-close-type/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table:formula="of:=[.F10]*[.E10]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 10A PCB Mount Sugar Cube Relay - SPD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https://www.electronicscomp.com/5v-10a-pcb-relay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F11]*[.E1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 Diode (1N4007 SMD)- SMA (DO-214AC)</text:p>
          </table:table-cell>
          <table:table-cell/>
          <table:table-cell office:value-type="string" calcext:value-type="string">
            <text:p><text:a xlink:href="https://www.ktron.in/product/m7-diode-sma" xlink:type="simple">https://www.ktron.in/product/m7-diode-sma</text:a></text:p>
          </table:table-cell>
          <table:table-cell table:number-columns-repeated="2"/>
          <table:table-cell table:formula="of:=[.F12]*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3]*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XP 74HC245D Octal Bus Transceiver 3-state SO20 SMD</text:p>
          </table:table-cell>
          <table:table-cell office:value-type="string" calcext:value-type="string">
            <text:p>U1 and U2</text:p>
          </table:table-cell>
          <table:table-cell office:value-type="string" calcext:value-type="string">
            <text:p><text:a xlink:href="https://www.hnhcart.com/products/nxp-74hc245d-octal-bus-transceiver-3-state-so20smd-package" xlink:type="simple">https://www.hnhcart.com/products/nxp-74hc245d-octal-bus-transceiver-3-state-so20smd-package</text:a>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F14]*[.E14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817 Optocoupler</text:p>
          </table:table-cell>
          <table:table-cell office:value-type="string" calcext:value-type="string">
            <text:p>U3,4,5,6,7, U10</text:p>
          </table:table-cell>
          <table:table-cell office:value-type="string" calcext:value-type="string">
            <text:p>https://www.electronicscomp.com/pc817-optocoup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formula="of:=[.F15]*[.E1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M358DR SOIC-8 High Gain Operational Amplifier-5Pc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ttps://robu.in/product/lm358dr-soic-8-high-gain-operational-amplifier/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6]*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M317MDT-TR STMICROELECTRONICS Linear Voltage Regulator</text:p>
          </table:table-cell>
          <table:table-cell/>
          <table:table-cell office:value-type="string" calcext:value-type="string">
            <text:p>https://www.electronicscomp.com/lm317mdt-tr-stmicroelectronics-linear-voltage-regulator-adjustable-40v-primary-input-12v-to-37v-05a-1-output-to-252-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F17]*[.E17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8]*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xcell 150pcs C1815 Transistor HF NPN 50V 150mA 200mW Surface Mount SOT-23 </text:p>
          </table:table-cell>
          <table:table-cell office:value-type="string" calcext:value-type="string">
            <text:p>Q1</text:p>
          </table:table-cell>
          <table:table-cell table:number-columns-repeated="3"/>
          <table:table-cell table:formula="of:=[.F19]*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N7002 - MOSFET 60V 115mA SOT-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ttps://evelta.com/mosfet-60-v-115-ma-sot-23-2n7002/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formula="of:=[.F20]*[.E20]" office:value-type="float" office:value="3.15" calcext:value-type="float">
            <text:p>3.1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21]*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pacitor</text:p>
          </table:table-cell>
          <table:table-cell table:number-columns-repeated="4"/>
          <table:table-cell table:formula="of:=[.F22]*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1 <text:s/>= <text:s text:c="3"/>{maybe 0.1uf <text:s/>SMD</text:p>
          </table:table-cell>
          <table:table-cell table:number-columns-repeated="3"/>
          <table:table-cell table:formula="of:=[.F23]*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2 <text:s/>= <text:s/>220uf (cyliinder capcitor) 25v <text:s text:c="6"/>TH</text:p>
          </table:table-cell>
          <table:table-cell table:number-columns-repeated="3"/>
          <table:table-cell table:formula="of:=[.F24]*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3 <text:s/>= 4.7uf (cyliinder capcitor) ??v <text:s text:c="3"/>TH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4 <text:s/>= <text:s/>R11 <text:s/>= <text:s text:c="2"/>472 <text:s/>??? WHY SAME VALU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5 <text:s/>= 220uf (cyliinder capcitor) 25v <text:s text:c="5"/>TH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6 <text:s/>= <text:s/>220uf (cyliinder capcitor) 35v <text:s text:c="4"/>TH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7 <text:s/>= <text:s/>{maybe 0.1uf <text:s text:c="2"/>SM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8 <text:s/>= <text:s/>{maybe 0.1uf <text:s text:c="2"/>SM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 RESISTOR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01,02,03 <text:s/>= 103 = 3nos <text:s text:c="3"/>(package type) (8pins)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1,2,3,4,5,6, 17 <text:s/>= <text:s text:c="2"/>102 <text:s/>= 6nos 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11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12 <text:s/>= <text:s text:c="2"/>12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14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8, 13 <text:s/>= <text:s text:c="2"/>511 <text:s/>= 2nos 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7, 10, 15, R16 <text:s text:c="2"/>= <text:s text:c="2"/>222 <text:s text:c="2"/>= 4no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18, 19 = 301 <text:s text:c="2"/>= 2nos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MD LED = 12-24v , Reley, PWK(5V) = 3 nos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 table:formula="of:=SUM([.G5:.G42])" office:value-type="float" office:value="468.97" calcext:value-type="float">
            <text:p>468.97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09:15:28.76999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04:02:39.134478207</meta:creation-date>
    <dc:date>2024-11-20T09:33:14.058835423</dc:date>
    <meta:editing-duration>PT1H1M8S</meta:editing-duration>
    <meta:editing-cycles>35</meta:editing-cycles>
    <meta:generator>LibreOffice/7.0.4.2$Linux_X86_64 LibreOffice_project/00$Build-2</meta:generator>
    <meta:document-statistic meta:table-count="1" meta:cell-count="130" meta:object-count="0"/>
  </office:meta>
</office:document-meta>
</file>